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djonjon/P5-Premiers-pas-sur-le-langage-JavaScript.git" text:style-name="Internet_20_link" text:visited-style-name="Visited_20_Internet_20_Link">https://github.com/djonjon/P5-Premiers-pas-sur-le-langage-JavaScript.git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Charrier</meta:initial-creator>
    <meta:creation-date>2023-06-08T15:54:59.19</meta:creation-date>
    <meta:document-statistic meta:table-count="0" meta:image-count="0" meta:object-count="0" meta:page-count="1" meta:paragraph-count="1" meta:word-count="1" meta:character-count="72"/>
    <dc:date>2023-06-08T15:56:26.90</dc:date>
    <dc:creator>Jonathan Charrier</dc:creator>
    <meta:editing-duration>PT1M29S</meta:editing-duration>
    <meta:editing-cycles>1</meta:editing-cycles>
    <meta:generator>OpenOffice/4.1.14$Win32 OpenOffice.org_project/4114m1$Build-9811</meta:generator>
  </office:meta>
</office:document-meta>
</file>